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6.006cm" svg:height="9.004cm" svg:x="21.644cm" svg:y="0.664cm">
            <draw:object draw:notify-on-update-of-ranges="Лист1.A2:Лист1.A14 Лист1.B1:Лист1.B1 Лист1.B2:Лист1.B14 Лист1.A2:Лист1.A14 Лист1.C1:Лист1.C1 Лист1.C2:Лист1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79cm" svg:height="9.004cm" svg:x="3.822cm" svg:y="8.419cm">
            <draw:object draw:notify-on-update-of-ranges="Лист1.A2:Лист1.A14 Лист1.D1:Лист1.D1 Лист1.D2:Лист1.D14 Лист1.A2:Лист1.A14 Лист1.E1:Лист1.E1 Лист1.E2:Лист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Число потоков</text:p>
          </table:table-cell>
          <table:table-cell table:style-name="Default" office:value-type="string" calcext:value-type="string">
            <text:p>Ускорение теор.</text:p>
          </table:table-cell>
          <table:table-cell table:style-name="Default" office:value-type="string" calcext:value-type="string">
            <text:p>Ускорение эксп.</text:p>
          </table:table-cell>
          <table:table-cell table:style-name="Default" office:value-type="string" calcext:value-type="string">
            <text:p>Эффективность теор.</text:p>
          </table:table-cell>
          <table:table-cell table:style-name="Default" office:value-type="string" calcext:value-type="string">
            <text:p>Эффективность эксп.</text:p>
          </table:table-cell>
          <table:table-cell office:value-type="string" calcext:value-type="string">
            <text:p>Время работы, мс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table:formula="of:=[.$F$2] / [.F2]" office:value-type="float" office:value="1" calcext:value-type="float">
            <text:p>1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11.44" calcext:value-type="float">
            <text:p>11,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,00</text:p>
          </table:table-cell>
          <table:table-cell table:formula="of:=[.$F$2] / [.F3]" office:value-type="float" office:value="1.95890410958904" calcext:value-type="float">
            <text:p>1,96</text:p>
          </table:table-cell>
          <table:table-cell table:formula="of:=[.B3]/[.$A3]" office:value-type="float" office:value="1" calcext:value-type="float">
            <text:p>1,00</text:p>
          </table:table-cell>
          <table:table-cell table:formula="of:=[.C3]/[.$A3]" office:value-type="float" office:value="0.979452054794521" calcext:value-type="float">
            <text:p>0,98</text:p>
          </table:table-cell>
          <table:table-cell office:value-type="float" office:value="5.84" calcext:value-type="float">
            <text:p>5,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,00</text:p>
          </table:table-cell>
          <table:table-cell table:formula="of:=[.$F$2] / [.F4]" office:value-type="float" office:value="2.11070110701107" calcext:value-type="float">
            <text:p>2,11</text:p>
          </table:table-cell>
          <table:table-cell table:formula="of:=[.B4]/[.$A4]" office:value-type="float" office:value="1" calcext:value-type="float">
            <text:p>1,00</text:p>
          </table:table-cell>
          <table:table-cell table:formula="of:=[.C4]/[.$A4]" office:value-type="float" office:value="0.703567035670357" calcext:value-type="float">
            <text:p>0,70</text:p>
          </table:table-cell>
          <table:table-cell office:value-type="float" office:value="5.42" calcext:value-type="float">
            <text:p>5,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,00</text:p>
          </table:table-cell>
          <table:table-cell table:formula="of:=[.$F$2] / [.F5]" office:value-type="float" office:value="3.64331210191083" calcext:value-type="float">
            <text:p>3,64</text:p>
          </table:table-cell>
          <table:table-cell table:formula="of:=[.B5]/[.$A5]" office:value-type="float" office:value="1" calcext:value-type="float">
            <text:p>1,00</text:p>
          </table:table-cell>
          <table:table-cell table:formula="of:=[.C5]/[.$A5]" office:value-type="float" office:value="0.910828025477707" calcext:value-type="float">
            <text:p>0,91</text:p>
          </table:table-cell>
          <table:table-cell office:value-type="float" office:value="3.14" calcext:value-type="float">
            <text:p>3,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,00</text:p>
          </table:table-cell>
          <table:table-cell table:formula="of:=[.$F$2] / [.F6]" office:value-type="float" office:value="4.26865671641791" calcext:value-type="float">
            <text:p>4,27</text:p>
          </table:table-cell>
          <table:table-cell table:formula="of:=[.B6]/[.$A6]" office:value-type="float" office:value="1" calcext:value-type="float">
            <text:p>1,00</text:p>
          </table:table-cell>
          <table:table-cell table:formula="of:=[.C6]/[.$A6]" office:value-type="float" office:value="0.853731343283582" calcext:value-type="float">
            <text:p>0,85</text:p>
          </table:table-cell>
          <table:table-cell office:value-type="float" office:value="2.68" calcext:value-type="float">
            <text:p>2,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,00</text:p>
          </table:table-cell>
          <table:table-cell table:formula="of:=[.$F$2] / [.F7]" office:value-type="float" office:value="4.82700421940928" calcext:value-type="float">
            <text:p>4,83</text:p>
          </table:table-cell>
          <table:table-cell table:formula="of:=[.B7]/[.$A7]" office:value-type="float" office:value="1" calcext:value-type="float">
            <text:p>1,00</text:p>
          </table:table-cell>
          <table:table-cell table:formula="of:=[.C7]/[.$A7]" office:value-type="float" office:value="0.80450070323488" calcext:value-type="float">
            <text:p>0,80</text:p>
          </table:table-cell>
          <table:table-cell office:value-type="float" office:value="2.37" calcext:value-type="float">
            <text:p>2,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8" calcext:value-type="float">
            <text:p>5,80</text:p>
          </table:table-cell>
          <table:table-cell table:formula="of:=[.$F$2] / [.F8]" office:value-type="float" office:value="2.37837837837838" calcext:value-type="float">
            <text:p>2,38</text:p>
          </table:table-cell>
          <table:table-cell table:formula="of:=[.B8]/[.$A8]" office:value-type="float" office:value="0.828571428571429" calcext:value-type="float">
            <text:p>0,83</text:p>
          </table:table-cell>
          <table:table-cell table:formula="of:=[.C8]/[.$A8]" office:value-type="float" office:value="0.33976833976834" calcext:value-type="float">
            <text:p>0,34</text:p>
          </table:table-cell>
          <table:table-cell office:value-type="float" office:value="4.81" calcext:value-type="float">
            <text:p>4,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65" calcext:value-type="float">
            <text:p>5,65</text:p>
          </table:table-cell>
          <table:table-cell table:formula="of:=[.$F$2] / [.F9]" office:value-type="float" office:value="2.61784897025172" calcext:value-type="float">
            <text:p>2,62</text:p>
          </table:table-cell>
          <table:table-cell table:formula="of:=[.B9]/[.$A9]" office:value-type="float" office:value="0.70625" calcext:value-type="float">
            <text:p>0,71</text:p>
          </table:table-cell>
          <table:table-cell table:formula="of:=[.C9]/[.$A9]" office:value-type="float" office:value="0.327231121281465" calcext:value-type="float">
            <text:p>0,33</text:p>
          </table:table-cell>
          <table:table-cell office:value-type="float" office:value="4.37" calcext:value-type="float">
            <text:p>4,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55" calcext:value-type="float">
            <text:p>5,55</text:p>
          </table:table-cell>
          <table:table-cell table:formula="of:=[.$F$2] / [.F10]" office:value-type="float" office:value="2.77669902912621" calcext:value-type="float">
            <text:p>2,78</text:p>
          </table:table-cell>
          <table:table-cell table:formula="of:=[.B10]/[.$A10]" office:value-type="float" office:value="0.616666666666667" calcext:value-type="float">
            <text:p>0,62</text:p>
          </table:table-cell>
          <table:table-cell table:formula="of:=[.C10]/[.$A10]" office:value-type="float" office:value="0.308522114347357" calcext:value-type="float">
            <text:p>0,31</text:p>
          </table:table-cell>
          <table:table-cell office:value-type="float" office:value="4.12" calcext:value-type="float">
            <text:p>4,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,50</text:p>
          </table:table-cell>
          <table:table-cell table:formula="of:=[.$F$2] / [.F11]" office:value-type="float" office:value="2.98694516971279" calcext:value-type="float">
            <text:p>2,99</text:p>
          </table:table-cell>
          <table:table-cell table:formula="of:=[.B11]/[.$A11]" office:value-type="float" office:value="0.55" calcext:value-type="float">
            <text:p>0,55</text:p>
          </table:table-cell>
          <table:table-cell table:formula="of:=[.C11]/[.$A11]" office:value-type="float" office:value="0.298694516971279" calcext:value-type="float">
            <text:p>0,30</text:p>
          </table:table-cell>
          <table:table-cell office:value-type="float" office:value="3.83" calcext:value-type="float">
            <text:p>3,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4" calcext:value-type="float">
            <text:p>5,40</text:p>
          </table:table-cell>
          <table:table-cell table:formula="of:=[.$F$2] / [.F12]" office:value-type="float" office:value="2.64203233256351" calcext:value-type="float">
            <text:p>2,64</text:p>
          </table:table-cell>
          <table:table-cell table:formula="of:=[.B12]/[.$A12]" office:value-type="float" office:value="0.3375" calcext:value-type="float">
            <text:p>0,34</text:p>
          </table:table-cell>
          <table:table-cell table:formula="of:=[.C12]/[.$A12]" office:value-type="float" office:value="0.165127020785219" calcext:value-type="float">
            <text:p>0,17</text:p>
          </table:table-cell>
          <table:table-cell office:value-type="float" office:value="4.33" calcext:value-type="float">
            <text:p>4,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3" calcext:value-type="float">
            <text:p>5,30</text:p>
          </table:table-cell>
          <table:table-cell table:formula="of:=[.$F$2] / [.F13]" office:value-type="float" office:value="2.26534653465347" calcext:value-type="float">
            <text:p>2,27</text:p>
          </table:table-cell>
          <table:table-cell table:formula="of:=[.B13]/[.$A13]" office:value-type="float" office:value="0.165625" calcext:value-type="float">
            <text:p>0,17</text:p>
          </table:table-cell>
          <table:table-cell table:formula="of:=[.C13]/[.$A13]" office:value-type="float" office:value="0.0707920792079208" calcext:value-type="float">
            <text:p>0,07</text:p>
          </table:table-cell>
          <table:table-cell office:value-type="float" office:value="5.05" calcext:value-type="float">
            <text:p>5,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2" calcext:value-type="float">
            <text:p>5,20</text:p>
          </table:table-cell>
          <table:table-cell table:formula="of:=[.$F$2] / [.F14]" office:value-type="float" office:value="2.04285714285714" calcext:value-type="float">
            <text:p>2,04</text:p>
          </table:table-cell>
          <table:table-cell table:formula="of:=[.B14]/[.$A14]" office:value-type="float" office:value="0.08125" calcext:value-type="float">
            <text:p>0,08</text:p>
          </table:table-cell>
          <table:table-cell table:formula="of:=[.C14]/[.$A14]" office:value-type="float" office:value="0.0319196428571429" calcext:value-type="float">
            <text:p>0,03</text:p>
          </table:table-cell>
          <table:table-cell office:value-type="float" office:value="5.6" calcext:value-type="float">
            <text:p>5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number:min-decimal-places="13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9">
      <number:number number:decimal-places="11" number:min-decimal-places="11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11">
      <number:number number:decimal-places="9" number:min-decimal-places="9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0T23:37:32.855000000</dc:date>
    <meta:editing-duration>PT2H55M49S</meta:editing-duration>
    <meta:editing-cycles>3</meta:editing-cycles>
    <meta:generator>LibreOffice/7.4.1.2$Windows_X86_64 LibreOffice_project/3c58a8f3a960df8bc8fd77b461821e42c061c5f0</meta:generator>
    <meta:document-statistic meta:table-count="1" meta:cell-count="84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scatter" chart:style-name="ch1">
        <chart:legend chart:legend-position="end" svg:x="12.07cm" svg:y="3.954cm" style:legend-expansion="high" chart:style-name="ch2"/>
        <chart:plot-area chart:style-name="ch3" table:cell-range-address="Лист1.A2:Лист1.C14 Лист1.B1:Лист1.C1" chart:data-source-has-labels="row" svg:x="0.32cm" svg:y="0.18cm" svg:width="11.43cm" svg:height="8.645cm">
          <chart:coordinate-region svg:x="1.232cm" svg:y="0.38cm" svg:width="10.331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14" chart:label-cell-address="Лист1.B1:Лист1.B1" chart:class="chart:scatter">
            <chart:domain table:cell-range-address="Лист1.A2:Лист1.A14"/>
            <chart:data-point chart:repeated="13"/>
          </chart:series>
          <chart:series chart:style-name="ch8" chart:values-cell-range-address="Лист1.C2:Лист1.C14" chart:label-cell-address="Лист1.C1:Лист1.C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Ускорение теор.</text:p>
                <draw:g>
                  <svg:desc>Лист1.B1:Лист1.B1</svg:desc>
                </draw:g>
              </table:table-cell>
              <table:table-cell office:value-type="string">
                <text:p>Ускорение эксп.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2:Лист1.A14</svg:desc>
                </draw:g>
              </table:table-cell>
              <table:table-cell office:value-type="float" office:value="1">
                <text:p>1</text:p>
                <draw:g>
                  <svg:desc>Лист1.B2:Лист1.B14</svg:desc>
                </draw:g>
              </table:table-cell>
              <table:table-cell office:value-type="float" office:value="1">
                <text:p>1</text:p>
                <draw:g>
                  <svg:desc>Лист1.C2:Лист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5890410958904">
                <text:p>1.95890410958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11070110701107">
                <text:p>2.11070110701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64331210191083">
                <text:p>3.643312101910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26865671641791">
                <text:p>4.26865671641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82700421940928">
                <text:p>4.82700421940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2.37837837837838">
                <text:p>2.378378378378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65">
                <text:p>5.65</text:p>
              </table:table-cell>
              <table:table-cell office:value-type="float" office:value="2.61784897025172">
                <text:p>2.617848970251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55">
                <text:p>5.55</text:p>
              </table:table-cell>
              <table:table-cell office:value-type="float" office:value="2.77669902912621">
                <text:p>2.776699029126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2.98694516971279">
                <text:p>2.98694516971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5.4">
                <text:p>5.4</text:p>
              </table:table-cell>
              <table:table-cell office:value-type="float" office:value="2.64203233256351">
                <text:p>2.64203233256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5.3">
                <text:p>5.3</text:p>
              </table:table-cell>
              <table:table-cell office:value-type="float" office:value="2.26534653465347">
                <text:p>2.265346534653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">
                <text:p>64</text:p>
              </table:table-cell>
              <table:table-cell office:value-type="float" office:value="5.2">
                <text:p>5.2</text:p>
              </table:table-cell>
              <table:table-cell office:value-type="float" office:value="2.04285714285714">
                <text:p>2.04285714285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scatter" chart:style-name="ch1">
        <chart:legend chart:legend-position="end" svg:x="11.117cm" svg:y="3.954cm" style:legend-expansion="high" chart:style-name="ch2"/>
        <chart:plot-area chart:style-name="ch3" table:cell-range-address="Лист1.A2:Лист1.A14 Лист1.D1:Лист1.E14" chart:data-source-has-labels="row" svg:x="0.319cm" svg:y="0.18cm" svg:width="10.479cm" svg:height="8.645cm">
          <chart:coordinate-region svg:x="1.231cm" svg:y="0.38cm" svg:width="9.38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D2:Лист1.D14" chart:label-cell-address="Лист1.D1:Лист1.D1" chart:class="chart:scatter">
            <chart:domain table:cell-range-address="Лист1.A2:Лист1.A14"/>
            <chart:data-point chart:repeated="13"/>
          </chart:series>
          <chart:series chart:style-name="ch8" chart:values-cell-range-address="Лист1.E2:Лист1.E14" chart:label-cell-address="Лист1.E1:Лист1.E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Эффективность теор.</text:p>
                <draw:g>
                  <svg:desc>Лист1.D1:Лист1.D1</svg:desc>
                </draw:g>
              </table:table-cell>
              <table:table-cell office:value-type="string">
                <text:p>Эффективность эксп.</text:p>
                <draw:g>
                  <svg:desc>Лист1.E1:Лист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2:Лист1.A14</svg:desc>
                </draw:g>
              </table:table-cell>
              <table:table-cell office:value-type="float" office:value="1">
                <text:p>1</text:p>
                <draw:g>
                  <svg:desc>Лист1.D2:Лист1.D14</svg:desc>
                </draw:g>
              </table:table-cell>
              <table:table-cell office:value-type="float" office:value="1">
                <text:p>1</text:p>
                <draw:g>
                  <svg:desc>Лист1.E2:Лист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79452054794521">
                <text:p>0.9794520547945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703567035670357">
                <text:p>0.703567035670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10828025477707">
                <text:p>0.9108280254777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853731343283582">
                <text:p>0.853731343283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80450070323488">
                <text:p>0.804500703234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28571428571429">
                <text:p>0.828571428571429</text:p>
              </table:table-cell>
              <table:table-cell office:value-type="float" office:value="0.33976833976834">
                <text:p>0.339768339768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0625">
                <text:p>0.70625</text:p>
              </table:table-cell>
              <table:table-cell office:value-type="float" office:value="0.327231121281465">
                <text:p>0.327231121281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0.308522114347357">
                <text:p>0.3085221143473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5">
                <text:p>0.55</text:p>
              </table:table-cell>
              <table:table-cell office:value-type="float" office:value="0.298694516971279">
                <text:p>0.298694516971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0.3375">
                <text:p>0.3375</text:p>
              </table:table-cell>
              <table:table-cell office:value-type="float" office:value="0.165127020785219">
                <text:p>0.165127020785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0.165625">
                <text:p>0.165625</text:p>
              </table:table-cell>
              <table:table-cell office:value-type="float" office:value="0.0707920792079208">
                <text:p>0.07079207920792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">
                <text:p>64</text:p>
              </table:table-cell>
              <table:table-cell office:value-type="float" office:value="0.08125">
                <text:p>0.08125</text:p>
              </table:table-cell>
              <table:table-cell office:value-type="float" office:value="0.0319196428571429">
                <text:p>0.0319196428571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